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f77b6" officeooo:paragraph-rsid="001f77b6"/>
    </style:style>
    <style:style style:name="P2" style:family="paragraph" style:parent-style-name="Text_20_body">
      <style:text-properties officeooo:rsid="001f77b6" officeooo:paragraph-rsid="001f77b6"/>
    </style:style>
    <style:style style:name="P3" style:family="paragraph" style:parent-style-name="Text_20_body">
      <style:text-properties officeooo:rsid="001fd452" officeooo:paragraph-rsid="00250a58"/>
    </style:style>
    <style:style style:name="P4" style:family="paragraph" style:parent-style-name="Text_20_body">
      <style:text-properties officeooo:rsid="0026acb3" officeooo:paragraph-rsid="0026ac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452" style:font-weight-asian="bold" style:font-weight-complex="bold"/>
    </style:style>
    <style:style style:name="T3" style:family="text">
      <style:text-properties fo:font-weight="bold" officeooo:rsid="00250a58" style:font-weight-asian="bold" style:font-weight-complex="bold"/>
    </style:style>
    <style:style style:name="T4" style:family="text">
      <style:text-properties officeooo:rsid="001fd452"/>
    </style:style>
    <style:style style:name="T5" style:family="text">
      <style:text-properties officeooo:rsid="002223e0"/>
    </style:style>
    <style:style style:name="T6" style:family="text">
      <style:text-properties officeooo:rsid="00250a58"/>
    </style:style>
    <style:style style:name="T7" style:family="text">
      <style:text-properties officeooo:rsid="002876de"/>
    </style:style>
    <style:style style:name="T8" style:family="text">
      <style:text-properties fo:font-weight="normal" officeooo:rsid="00250a5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borationsdata</text:h>
      <text:p text:style-name="P2"><text:span text:style-name="T1">Namn:</text:span> Thomas Nordenmark<text:line-break/><text:span text:style-name="T1">LoginID:</text:span> thno1200<text:line-break/><text:span text:style-name="T1">Lab </text:span><text:span text:style-name="T2">nr</text:span><text:span text:style-name="T1">: </text:span><text:span text:style-name="T8">2</text:span><text:line-break/><text:span text:style-name="T1">Datum:</text:span> 2013-11-<text:span text:style-name="T6">21</text:span><text:line-break/><text:span text:style-name="T1">Utvecklingsmiljö:</text:span> <text:span text:style-name="T4">Arch Linux x64, QT Creator IDE 2.8.1</text:span>, G<text:span text:style-name="T4">CC</text:span> 4.8.2<text:line-break/></text:p>
      <text:h text:style-name="Heading_20_1" text:outline-level="1">Filer</text:h>
      <text:p text:style-name="P3">lab<text:span text:style-name="T6">2</text:span>_upg1.cpp<text:line-break/>lab<text:span text:style-name="T6">2</text:span>_upg2.cpp<text:line-break/>lab<text:span text:style-name="T6">2</text:span>_upg<text:span text:style-name="T6">3</text:span>.cpp</text:p>
      <text:p text:style-name="P1"/>
      <text:h text:style-name="Heading_20_1" text:outline-level="1">Slutsatser och kommentarer</text:h>
      <text:p text:style-name="P4"><text:span text:style-name="T5">H</text:span>ar valt att prova att koda lite i ett IDE <text:span text:style-name="T7">(QT Creator) </text:span>istället för min normala miljö som är VIM, make och gcc. Vad gäller uppgift 2 med ASCII-tabellen är jag inte helt hundra på att den är korrekt då det är mycket krångel med utökad ASCII (tecken över värde 127) eftersom jag använder ett UTF-8-system. Det är också olika med olika typsnitt och terminaler. Jag har försökt ställa mina terminaler till ISO-8859-15 och använt en font jag tror ska ha tecken över nummer 127. I övrigt har jag inte stött på några större problem med uppgifterna förutom att jag är lite ringrosti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rial" fo:font-size="12pt" fo:language="sv" fo:country="SE" style:letter-kerning="true" style:font-name-asian="Arial2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28.35pt" fo:margin-right="28.35pt" fo:margin-top="0pt" fo:margin-bottom="14.14pt" style:contextual-spacing="false" fo:text-indent="0pt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Nordenmark</meta:initial-creator>
    <meta:creation-date>2013-11-05T16:25:21.528950812</meta:creation-date>
    <dc:date>2013-11-21T22:27:42.507220607</dc:date>
    <dc:creator>Thomas Nordenmark</dc:creator>
    <meta:editing-duration>PT42M44S</meta:editing-duration>
    <meta:editing-cycles>10</meta:editing-cycles>
    <meta:generator>LibreOffice/4.1.3.2$Linux_X86_64 LibreOffice_project/410m0$Build-2</meta:generator>
    <meta:document-statistic meta:table-count="0" meta:image-count="0" meta:object-count="0" meta:page-count="1" meta:paragraph-count="6" meta:word-count="131" meta:character-count="800" meta:non-whitespace-character-count="674"/>
  </office:meta>
</office:document-meta>
</file>